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0264in" svg:height="4.5177in" svg:x="2.9051in" svg:y="5.8874in">
            <draw:object draw:notify-on-update-of-ranges="Sheet1.A1:Sheet1.A61 Sheet1.B1:Sheet1.B61 Sheet1.O2:Sheet1.O61 Sheet1.N2:Sheet1.N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1" table:default-cell-style-name="Default"/>
        <table:table-row table:style-name="ro1">
          <table:table-cell office:value-type="float" office:value="1500" calcext:value-type="float">
            <text:p>1500</text:p>
          </table:table-cell>
          <table:table-cell table:style-name="ce1" office:value-type="float" office:value="0.0000130308914774006" calcext:value-type="float">
            <text:p>1.30E-05</text:p>
          </table:table-cell>
          <table:table-cell/>
          <table:table-cell table:style-name="Default"/>
          <table:table-cell/>
          <table:table-cell table:style-name="ce1"/>
          <table:table-cell table:number-columns-repeated="9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style-name="ce1" office:value-type="float" office:value="0.0000744675039381305" calcext:value-type="float">
            <text:p>7.45E-05</text:p>
          </table:table-cell>
          <table:table-cell/>
          <table:table-cell table:style-name="Default"/>
          <table:table-cell/>
          <table:table-cell table:style-name="ce1"/>
          <table:table-cell table:number-columns-repeated="7"/>
          <table:table-cell office:value-type="float" office:value="7500" calcext:value-type="float">
            <text:p>7500</text:p>
          </table:table-cell>
          <table:table-cell office:value-type="float" office:value="3.19889496585876" calcext:value-type="float">
            <text:p>3.1988949658587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00014336131513423" calcext:value-type="float">
            <text:p>0.00014336131513423</text:p>
          </table:table-cell>
          <table:table-cell/>
          <table:table-cell table:style-name="Default"/>
          <table:table-cell table:number-columns-repeated="9"/>
          <table:table-cell office:value-type="float" office:value="7400" calcext:value-type="float">
            <text:p>7400</text:p>
          </table:table-cell>
          <table:table-cell office:value-type="float" office:value="3.43214552154612" calcext:value-type="float">
            <text:p>3.4321455215461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012750672278548" calcext:value-type="float">
            <text:p>0.012750672278548</text:p>
          </table:table-cell>
          <table:table-cell/>
          <table:table-cell table:style-name="Default"/>
          <table:table-cell table:number-columns-repeated="9"/>
          <table:table-cell office:value-type="float" office:value="7300" calcext:value-type="float">
            <text:p>7300</text:p>
          </table:table-cell>
          <table:table-cell office:value-type="float" office:value="3.40679400611259" calcext:value-type="float">
            <text:p>3.4067940061125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0567374949886173" calcext:value-type="float">
            <text:p>0.0567374949886173</text:p>
          </table:table-cell>
          <table:table-cell/>
          <table:table-cell table:style-name="Default"/>
          <table:table-cell table:number-columns-repeated="9"/>
          <table:table-cell office:value-type="float" office:value="7200" calcext:value-type="float">
            <text:p>7200</text:p>
          </table:table-cell>
          <table:table-cell office:value-type="float" office:value="3.37647877608853" calcext:value-type="float">
            <text:p>3.3764787760885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120238219003896" calcext:value-type="float">
            <text:p>0.120238219003896</text:p>
          </table:table-cell>
          <table:table-cell table:number-columns-repeated="11"/>
          <table:table-cell office:value-type="float" office:value="7100" calcext:value-type="float">
            <text:p>7100</text:p>
          </table:table-cell>
          <table:table-cell office:value-type="float" office:value="3.32249160913045" calcext:value-type="float">
            <text:p>3.3224916091304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216067335326268" calcext:value-type="float">
            <text:p>0.216067335326268</text:p>
          </table:table-cell>
          <table:table-cell table:number-columns-repeated="11"/>
          <table:table-cell office:value-type="float" office:value="7000" calcext:value-type="float">
            <text:p>7000</text:p>
          </table:table-cell>
          <table:table-cell office:value-type="float" office:value="3.27099467043253" calcext:value-type="float">
            <text:p>3.2709946704325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281737207665466" calcext:value-type="float">
            <text:p>0.281737207665466</text:p>
          </table:table-cell>
          <table:table-cell table:number-columns-repeated="11"/>
          <table:table-cell office:value-type="float" office:value="6900" calcext:value-type="float">
            <text:p>6900</text:p>
          </table:table-cell>
          <table:table-cell office:value-type="float" office:value="3.22031719557154" calcext:value-type="float">
            <text:p>3.2203171955715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354245141491674" calcext:value-type="float">
            <text:p>0.354245141491674</text:p>
          </table:table-cell>
          <table:table-cell table:number-columns-repeated="11"/>
          <table:table-cell office:value-type="float" office:value="6800" calcext:value-type="float">
            <text:p>6800</text:p>
          </table:table-cell>
          <table:table-cell office:value-type="float" office:value="3.17298907988112" calcext:value-type="float">
            <text:p>3.1729890798811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423200669082103" calcext:value-type="float">
            <text:p>0.423200669082103</text:p>
          </table:table-cell>
          <table:table-cell table:number-columns-repeated="11"/>
          <table:table-cell office:value-type="float" office:value="6700" calcext:value-type="float">
            <text:p>6700</text:p>
          </table:table-cell>
          <table:table-cell office:value-type="float" office:value="3.12416190326069" calcext:value-type="float">
            <text:p>3.1241619032606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504249932056389" calcext:value-type="float">
            <text:p>0.504249932056389</text:p>
          </table:table-cell>
          <table:table-cell table:number-columns-repeated="11"/>
          <table:table-cell office:value-type="float" office:value="6600" calcext:value-type="float">
            <text:p>6600</text:p>
          </table:table-cell>
          <table:table-cell office:value-type="float" office:value="3.0761860183697" calcext:value-type="float">
            <text:p>3.076186018369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581299587274318" calcext:value-type="float">
            <text:p>0.581299587274318</text:p>
          </table:table-cell>
          <table:table-cell table:number-columns-repeated="11"/>
          <table:table-cell office:value-type="float" office:value="6500" calcext:value-type="float">
            <text:p>6500</text:p>
          </table:table-cell>
          <table:table-cell office:value-type="float" office:value="3.0219845924978" calcext:value-type="float">
            <text:p>3.021984592497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656412044282414" calcext:value-type="float">
            <text:p>0.656412044282414</text:p>
          </table:table-cell>
          <table:table-cell table:number-columns-repeated="11"/>
          <table:table-cell office:value-type="float" office:value="6400" calcext:value-type="float">
            <text:p>6400</text:p>
          </table:table-cell>
          <table:table-cell office:value-type="float" office:value="2.97102521367094" calcext:value-type="float">
            <text:p>2.9710252136709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743096553229021" calcext:value-type="float">
            <text:p>0.743096553229021</text:p>
          </table:table-cell>
          <table:table-cell table:number-columns-repeated="11"/>
          <table:table-cell office:value-type="float" office:value="6300" calcext:value-type="float">
            <text:p>6300</text:p>
          </table:table-cell>
          <table:table-cell office:value-type="float" office:value="2.91907124532042" calcext:value-type="float">
            <text:p>2.9190712453204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822883629300867" calcext:value-type="float">
            <text:p>0.822883629300867</text:p>
          </table:table-cell>
          <table:table-cell table:number-columns-repeated="11"/>
          <table:table-cell office:value-type="float" office:value="6200" calcext:value-type="float">
            <text:p>6200</text:p>
          </table:table-cell>
          <table:table-cell office:value-type="float" office:value="2.86706883803074" calcext:value-type="float">
            <text:p>2.8670688380307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889996561492413" calcext:value-type="float">
            <text:p>0.889996561492413</text:p>
          </table:table-cell>
          <table:table-cell table:number-columns-repeated="11"/>
          <table:table-cell office:value-type="float" office:value="6100" calcext:value-type="float">
            <text:p>6100</text:p>
          </table:table-cell>
          <table:table-cell office:value-type="float" office:value="2.80511430505737" calcext:value-type="float">
            <text:p>2.8051143050573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965032887665651" calcext:value-type="float">
            <text:p>0.965032887665651</text:p>
          </table:table-cell>
          <table:table-cell table:number-columns-repeated="11"/>
          <table:table-cell office:value-type="float" office:value="6000" calcext:value-type="float">
            <text:p>6000</text:p>
          </table:table-cell>
          <table:table-cell office:value-type="float" office:value="2.74991111864842" calcext:value-type="float">
            <text:p>2.74991111864842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.02981897891459" calcext:value-type="float">
            <text:p>1.02981897891459</text:p>
          </table:table-cell>
          <table:table-cell table:number-columns-repeated="11"/>
          <table:table-cell office:value-type="float" office:value="5900" calcext:value-type="float">
            <text:p>5900</text:p>
          </table:table-cell>
          <table:table-cell office:value-type="float" office:value="2.69980993630543" calcext:value-type="float">
            <text:p>2.69980993630543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.08467481327321" calcext:value-type="float">
            <text:p>1.08467481327321</text:p>
          </table:table-cell>
          <table:table-cell table:number-columns-repeated="11"/>
          <table:table-cell office:value-type="float" office:value="5800" calcext:value-type="float">
            <text:p>5800</text:p>
          </table:table-cell>
          <table:table-cell office:value-type="float" office:value="2.65182665587177" calcext:value-type="float">
            <text:p>2.65182665587177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.14735793725908" calcext:value-type="float">
            <text:p>1.14735793725908</text:p>
          </table:table-cell>
          <table:table-cell table:number-columns-repeated="11"/>
          <table:table-cell office:value-type="float" office:value="5700" calcext:value-type="float">
            <text:p>5700</text:p>
          </table:table-cell>
          <table:table-cell office:value-type="float" office:value="2.59820264350147" calcext:value-type="float">
            <text:p>2.59820264350147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.236219742832" calcext:value-type="float">
            <text:p>1.236219742832</text:p>
          </table:table-cell>
          <table:table-cell table:number-columns-repeated="11"/>
          <table:table-cell office:value-type="float" office:value="5600" calcext:value-type="float">
            <text:p>5600</text:p>
          </table:table-cell>
          <table:table-cell office:value-type="float" office:value="2.54832007975371" calcext:value-type="float">
            <text:p>2.54832007975371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.2959131329514" calcext:value-type="float">
            <text:p>1.2959131329514</text:p>
          </table:table-cell>
          <table:table-cell table:number-columns-repeated="11"/>
          <table:table-cell office:value-type="float" office:value="5500" calcext:value-type="float">
            <text:p>5500</text:p>
          </table:table-cell>
          <table:table-cell office:value-type="float" office:value="2.50944738895486" calcext:value-type="float">
            <text:p>2.50944738895486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.35342360201147" calcext:value-type="float">
            <text:p>1.35342360201147</text:p>
          </table:table-cell>
          <table:table-cell table:number-columns-repeated="11"/>
          <table:table-cell office:value-type="float" office:value="5400" calcext:value-type="float">
            <text:p>5400</text:p>
          </table:table-cell>
          <table:table-cell office:value-type="float" office:value="2.46254298303994" calcext:value-type="float">
            <text:p>2.46254298303994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.41894459037644" calcext:value-type="float">
            <text:p>1.41894459037644</text:p>
          </table:table-cell>
          <table:table-cell table:number-columns-repeated="11"/>
          <table:table-cell office:value-type="float" office:value="5300" calcext:value-type="float">
            <text:p>5300</text:p>
          </table:table-cell>
          <table:table-cell office:value-type="float" office:value="2.41744918861615" calcext:value-type="float">
            <text:p>2.41744918861615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.47462857597267" calcext:value-type="float">
            <text:p>1.47462857597267</text:p>
          </table:table-cell>
          <table:table-cell table:number-columns-repeated="11"/>
          <table:table-cell office:value-type="float" office:value="5200" calcext:value-type="float">
            <text:p>5200</text:p>
          </table:table-cell>
          <table:table-cell office:value-type="float" office:value="2.37686874192413" calcext:value-type="float">
            <text:p>2.3768687419241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52931244778727" calcext:value-type="float">
            <text:p>1.52931244778727</text:p>
          </table:table-cell>
          <table:table-cell table:number-columns-repeated="11"/>
          <table:table-cell office:value-type="float" office:value="5100" calcext:value-type="float">
            <text:p>5100</text:p>
          </table:table-cell>
          <table:table-cell office:value-type="float" office:value="2.3355802371785" calcext:value-type="float">
            <text:p>2.3355802371785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.58376265418566" calcext:value-type="float">
            <text:p>1.58376265418566</text:p>
          </table:table-cell>
          <table:table-cell table:number-columns-repeated="11"/>
          <table:table-cell office:value-type="float" office:value="5000" calcext:value-type="float">
            <text:p>5000</text:p>
          </table:table-cell>
          <table:table-cell office:value-type="float" office:value="2.29346306406713" calcext:value-type="float">
            <text:p>2.29346306406713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.63975826057314" calcext:value-type="float">
            <text:p>1.63975826057314</text:p>
          </table:table-cell>
          <table:table-cell table:number-columns-repeated="11"/>
          <table:table-cell office:value-type="float" office:value="4900" calcext:value-type="float">
            <text:p>4900</text:p>
          </table:table-cell>
          <table:table-cell office:value-type="float" office:value="2.25371503083743" calcext:value-type="float">
            <text:p>2.25371503083743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.69034063311654" calcext:value-type="float">
            <text:p>1.69034063311654</text:p>
          </table:table-cell>
          <table:table-cell table:number-columns-repeated="11"/>
          <table:table-cell office:value-type="float" office:value="4800" calcext:value-type="float">
            <text:p>4800</text:p>
          </table:table-cell>
          <table:table-cell office:value-type="float" office:value="2.20899096264065" calcext:value-type="float">
            <text:p>2.20899096264065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.74829973305095" calcext:value-type="float">
            <text:p>1.74829973305095</text:p>
          </table:table-cell>
          <table:table-cell table:number-columns-repeated="11"/>
          <table:table-cell office:value-type="float" office:value="4700" calcext:value-type="float">
            <text:p>4700</text:p>
          </table:table-cell>
          <table:table-cell office:value-type="float" office:value="2.15653866473915" calcext:value-type="float">
            <text:p>2.1565386647391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.79472043868815" calcext:value-type="float">
            <text:p>1.79472043868815</text:p>
          </table:table-cell>
          <table:table-cell table:number-columns-repeated="11"/>
          <table:table-cell office:value-type="float" office:value="4600" calcext:value-type="float">
            <text:p>4600</text:p>
          </table:table-cell>
          <table:table-cell office:value-type="float" office:value="2.11268941299363" calcext:value-type="float">
            <text:p>2.11268941299363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.83943512265993" calcext:value-type="float">
            <text:p>1.83943512265993</text:p>
          </table:table-cell>
          <table:table-cell table:number-columns-repeated="11"/>
          <table:table-cell office:value-type="float" office:value="4500" calcext:value-type="float">
            <text:p>4500</text:p>
          </table:table-cell>
          <table:table-cell office:value-type="float" office:value="2.05735554323128" calcext:value-type="float">
            <text:p>2.05735554323128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.87964471233736" calcext:value-type="float">
            <text:p>1.87964471233736</text:p>
          </table:table-cell>
          <table:table-cell table:number-columns-repeated="11"/>
          <table:table-cell office:value-type="float" office:value="4400" calcext:value-type="float">
            <text:p>4400</text:p>
          </table:table-cell>
          <table:table-cell office:value-type="float" office:value="2.01913102219418" calcext:value-type="float">
            <text:p>2.01913102219418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.9290718894346" calcext:value-type="float">
            <text:p>1.9290718894346</text:p>
          </table:table-cell>
          <table:table-cell table:number-columns-repeated="11"/>
          <table:table-cell office:value-type="float" office:value="4300" calcext:value-type="float">
            <text:p>4300</text:p>
          </table:table-cell>
          <table:table-cell office:value-type="float" office:value="1.96030203498001" calcext:value-type="float">
            <text:p>1.96030203498001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.97019540777539" calcext:value-type="float">
            <text:p>1.97019540777539</text:p>
          </table:table-cell>
          <table:table-cell table:number-columns-repeated="11"/>
          <table:table-cell office:value-type="float" office:value="4200" calcext:value-type="float">
            <text:p>4200</text:p>
          </table:table-cell>
          <table:table-cell office:value-type="float" office:value="1.91090326527644" calcext:value-type="float">
            <text:p>1.9109032652764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.01365259428927" calcext:value-type="float">
            <text:p>2.01365259428927</text:p>
          </table:table-cell>
          <table:table-cell table:number-columns-repeated="11"/>
          <table:table-cell office:value-type="float" office:value="4100" calcext:value-type="float">
            <text:p>4100</text:p>
          </table:table-cell>
          <table:table-cell office:value-type="float" office:value="1.85089223108927" calcext:value-type="float">
            <text:p>1.85089223108927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2.04977624398238" calcext:value-type="float">
            <text:p>2.04977624398238</text:p>
          </table:table-cell>
          <table:table-cell table:number-columns-repeated="11"/>
          <table:table-cell office:value-type="float" office:value="4000" calcext:value-type="float">
            <text:p>4000</text:p>
          </table:table-cell>
          <table:table-cell office:value-type="float" office:value="1.79527462614513" calcext:value-type="float">
            <text:p>1.79527462614513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2.08948743840423" calcext:value-type="float">
            <text:p>2.08948743840423</text:p>
          </table:table-cell>
          <table:table-cell table:number-columns-repeated="11"/>
          <table:table-cell office:value-type="float" office:value="3900" calcext:value-type="float">
            <text:p>3900</text:p>
          </table:table-cell>
          <table:table-cell office:value-type="float" office:value="1.73860320834082" calcext:value-type="float">
            <text:p>1.73860320834082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2.12207696534934" calcext:value-type="float">
            <text:p>2.12207696534934</text:p>
          </table:table-cell>
          <table:table-cell table:number-columns-repeated="11"/>
          <table:table-cell office:value-type="float" office:value="3800" calcext:value-type="float">
            <text:p>3800</text:p>
          </table:table-cell>
          <table:table-cell office:value-type="float" office:value="1.67810204759014" calcext:value-type="float">
            <text:p>1.67810204759014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2.19410516607598" calcext:value-type="float">
            <text:p>2.19410516607598</text:p>
          </table:table-cell>
          <table:table-cell table:number-columns-repeated="11"/>
          <table:table-cell office:value-type="float" office:value="3700" calcext:value-type="float">
            <text:p>3700</text:p>
          </table:table-cell>
          <table:table-cell office:value-type="float" office:value="1.62269953719582" calcext:value-type="float">
            <text:p>1.62269953719582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2.23915080292991" calcext:value-type="float">
            <text:p>2.23915080292991</text:p>
          </table:table-cell>
          <table:table-cell table:number-columns-repeated="11"/>
          <table:table-cell office:value-type="float" office:value="3600" calcext:value-type="float">
            <text:p>3600</text:p>
          </table:table-cell>
          <table:table-cell office:value-type="float" office:value="1.55910615139685" calcext:value-type="float">
            <text:p>1.55910615139685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2.27944268932261" calcext:value-type="float">
            <text:p>2.27944268932261</text:p>
          </table:table-cell>
          <table:table-cell table:number-columns-repeated="11"/>
          <table:table-cell office:value-type="float" office:value="3500" calcext:value-type="float">
            <text:p>3500</text:p>
          </table:table-cell>
          <table:table-cell office:value-type="float" office:value="1.50318590906491" calcext:value-type="float">
            <text:p>1.50318590906491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2.3242004515627" calcext:value-type="float">
            <text:p>2.3242004515627</text:p>
          </table:table-cell>
          <table:table-cell table:number-columns-repeated="11"/>
          <table:table-cell office:value-type="float" office:value="3400" calcext:value-type="float">
            <text:p>3400</text:p>
          </table:table-cell>
          <table:table-cell office:value-type="float" office:value="1.43816300619931" calcext:value-type="float">
            <text:p>1.43816300619931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2.3683757698593" calcext:value-type="float">
            <text:p>2.3683757698593</text:p>
          </table:table-cell>
          <table:table-cell table:number-columns-repeated="11"/>
          <table:table-cell office:value-type="float" office:value="3300" calcext:value-type="float">
            <text:p>3300</text:p>
          </table:table-cell>
          <table:table-cell office:value-type="float" office:value="1.3734714032544" calcext:value-type="float">
            <text:p>1.3734714032544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2.41824472689071" calcext:value-type="float">
            <text:p>2.41824472689071</text:p>
          </table:table-cell>
          <table:table-cell table:number-columns-repeated="11"/>
          <table:table-cell office:value-type="float" office:value="3200" calcext:value-type="float">
            <text:p>3200</text:p>
          </table:table-cell>
          <table:table-cell office:value-type="float" office:value="1.31201417221596" calcext:value-type="float">
            <text:p>1.31201417221596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46612469300334" calcext:value-type="float">
            <text:p>2.46612469300334</text:p>
          </table:table-cell>
          <table:table-cell table:number-columns-repeated="11"/>
          <table:table-cell office:value-type="float" office:value="3100" calcext:value-type="float">
            <text:p>3100</text:p>
          </table:table-cell>
          <table:table-cell office:value-type="float" office:value="1.24748084396186" calcext:value-type="float">
            <text:p>1.24748084396186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2.51050865980917" calcext:value-type="float">
            <text:p>2.51050865980917</text:p>
          </table:table-cell>
          <table:table-cell table:number-columns-repeated="11"/>
          <table:table-cell office:value-type="float" office:value="3000" calcext:value-type="float">
            <text:p>3000</text:p>
          </table:table-cell>
          <table:table-cell office:value-type="float" office:value="1.17997189516758" calcext:value-type="float">
            <text:p>1.17997189516758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2.56851008393384" calcext:value-type="float">
            <text:p>2.56851008393384</text:p>
          </table:table-cell>
          <table:table-cell table:number-columns-repeated="11"/>
          <table:table-cell office:value-type="float" office:value="2900" calcext:value-type="float">
            <text:p>2900</text:p>
          </table:table-cell>
          <table:table-cell office:value-type="float" office:value="1.1028531963985" calcext:value-type="float">
            <text:p>1.1028531963985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2.61760155033562" calcext:value-type="float">
            <text:p>2.61760155033562</text:p>
          </table:table-cell>
          <table:table-cell table:number-columns-repeated="11"/>
          <table:table-cell office:value-type="float" office:value="2800" calcext:value-type="float">
            <text:p>2800</text:p>
          </table:table-cell>
          <table:table-cell office:value-type="float" office:value="1.0256009286403" calcext:value-type="float">
            <text:p>1.0256009286403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.65736414193565" calcext:value-type="float">
            <text:p>2.65736414193565</text:p>
          </table:table-cell>
          <table:table-cell table:number-columns-repeated="11"/>
          <table:table-cell office:value-type="float" office:value="2700" calcext:value-type="float">
            <text:p>2700</text:p>
          </table:table-cell>
          <table:table-cell office:value-type="float" office:value="0.932707314977378" calcext:value-type="float">
            <text:p>0.932707314977378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2.70461060627721" calcext:value-type="float">
            <text:p>2.70461060627721</text:p>
          </table:table-cell>
          <table:table-cell table:number-columns-repeated="11"/>
          <table:table-cell office:value-type="float" office:value="2600" calcext:value-type="float">
            <text:p>2600</text:p>
          </table:table-cell>
          <table:table-cell office:value-type="float" office:value="0.854360327617045" calcext:value-type="float">
            <text:p>0.854360327617045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2.74427682536023" calcext:value-type="float">
            <text:p>2.74427682536023</text:p>
          </table:table-cell>
          <table:table-cell table:number-columns-repeated="11"/>
          <table:table-cell office:value-type="float" office:value="2500" calcext:value-type="float">
            <text:p>2500</text:p>
          </table:table-cell>
          <table:table-cell office:value-type="float" office:value="0.778018896683562" calcext:value-type="float">
            <text:p>0.778018896683562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2.78855878985977" calcext:value-type="float">
            <text:p>2.78855878985977</text:p>
          </table:table-cell>
          <table:table-cell table:number-columns-repeated="11"/>
          <table:table-cell office:value-type="float" office:value="2400" calcext:value-type="float">
            <text:p>2400</text:p>
          </table:table-cell>
          <table:table-cell office:value-type="float" office:value="0.68555827589532" calcext:value-type="float">
            <text:p>0.68555827589532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2.82491388732067" calcext:value-type="float">
            <text:p>2.82491388732067</text:p>
          </table:table-cell>
          <table:table-cell table:number-columns-repeated="11"/>
          <table:table-cell office:value-type="float" office:value="2300" calcext:value-type="float">
            <text:p>2300</text:p>
          </table:table-cell>
          <table:table-cell office:value-type="float" office:value="0.624412673828636" calcext:value-type="float">
            <text:p>0.624412673828636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2.86194986614742" calcext:value-type="float">
            <text:p>2.86194986614742</text:p>
          </table:table-cell>
          <table:table-cell table:number-columns-repeated="11"/>
          <table:table-cell office:value-type="float" office:value="2200" calcext:value-type="float">
            <text:p>2200</text:p>
          </table:table-cell>
          <table:table-cell office:value-type="float" office:value="0.549557709275185" calcext:value-type="float">
            <text:p>0.54955770927518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.89851691910372" calcext:value-type="float">
            <text:p>2.89851691910372</text:p>
          </table:table-cell>
          <table:table-cell table:number-columns-repeated="11"/>
          <table:table-cell office:value-type="float" office:value="2100" calcext:value-type="float">
            <text:p>2100</text:p>
          </table:table-cell>
          <table:table-cell office:value-type="float" office:value="0.477480150671131" calcext:value-type="float">
            <text:p>0.477480150671131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2.9365075473579" calcext:value-type="float">
            <text:p>2.9365075473579</text:p>
          </table:table-cell>
          <table:table-cell table:number-columns-repeated="11"/>
          <table:table-cell office:value-type="float" office:value="2000" calcext:value-type="float">
            <text:p>2000</text:p>
          </table:table-cell>
          <table:table-cell office:value-type="float" office:value="0.406821432939689" calcext:value-type="float">
            <text:p>0.406821432939689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.96635912053086" calcext:value-type="float">
            <text:p>2.96635912053086</text:p>
          </table:table-cell>
          <table:table-cell table:number-columns-repeated="11"/>
          <table:table-cell office:value-type="float" office:value="1900" calcext:value-type="float">
            <text:p>1900</text:p>
          </table:table-cell>
          <table:table-cell office:value-type="float" office:value="0.337706069206534" calcext:value-type="float">
            <text:p>0.337706069206534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2.98827569492962" calcext:value-type="float">
            <text:p>2.98827569492962</text:p>
          </table:table-cell>
          <table:table-cell table:number-columns-repeated="11"/>
          <table:table-cell office:value-type="float" office:value="1800" calcext:value-type="float">
            <text:p>1800</text:p>
          </table:table-cell>
          <table:table-cell office:value-type="float" office:value="0.281360786779404" calcext:value-type="float">
            <text:p>0.281360786779404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2.99934895343342" calcext:value-type="float">
            <text:p>2.99934895343342</text:p>
          </table:table-cell>
          <table:table-cell table:number-columns-repeated="11"/>
          <table:table-cell office:value-type="float" office:value="1700" calcext:value-type="float">
            <text:p>1700</text:p>
          </table:table-cell>
          <table:table-cell office:value-type="float" office:value="0.263593230582477" calcext:value-type="float">
            <text:p>0.263593230582477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3.00673483698015" calcext:value-type="float">
            <text:p>3.00673483698015</text:p>
          </table:table-cell>
          <table:table-cell table:number-columns-repeated="11"/>
          <table:table-cell office:value-type="float" office:value="1600" calcext:value-type="float">
            <text:p>1600</text:p>
          </table:table-cell>
          <table:table-cell office:value-type="float" office:value="0.262779455888074" calcext:value-type="float">
            <text:p>0.2627794558880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3T15:21:23.798000000</meta:creation-date>
    <dc:date>2024-09-03T15:43:58.119000000</dc:date>
    <meta:editing-duration>PT10M3S</meta:editing-duration>
    <meta:editing-cycles>1</meta:editing-cycles>
    <meta:document-statistic meta:table-count="1" meta:cell-count="242" meta:object-count="1"/>
    <meta:generator>LibreOffice/24.2.5.2$Windows_X86_64 LibreOffice_project/bffef4ea93e59bebbeaf7f431bb02b1a39ee8a59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88cm" svg:height="11.476cm" xlink:href=".." xlink:type="simple" chart:class="chart:scatter" chart:style-name="ch1">
        <chart:legend chart:legend-position="end" svg:x="17.536cm" svg:y="5.19cm" style:legend-expansion="high" chart:style-name="ch2"/>
        <chart:plot-area chart:style-name="ch3" table:cell-range-address="Sheet1.A1:Sheet1.B61 Sheet1.O2:Sheet1.O61" chart:data-source-has-labels="row" svg:x="0.407cm" svg:y="0.229cm" svg:width="16.722cm" svg:height="11.018cm">
          <chart:coordinate-region svg:x="1.135cm" svg:y="0.429cm" svg:width="15.622cm" svg:height="10.1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61" chart:class="chart:scatter">
            <chart:domain table:cell-range-address="Sheet1.A1:Sheet1.A61"/>
            <chart:data-point chart:repeated="61"/>
          </chart:series>
          <chart:series chart:style-name="ch8" chart:values-cell-range-address="Sheet1.O2:Sheet1.O61" loext:label-string="back" chart:class="chart:scatter">
            <chart:domain table:cell-range-address="Sheet1.N2:Sheet1.N61"/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N</text:p>
              </table:table-cell>
              <table:table-cell office:value-type="string">
                <text:p>bac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Sheet1.A1:Sheet1.A61</svg:desc>
                </draw:g>
              </table:table-cell>
              <table:table-cell office:value-type="float" office:value="0.0000130308914774006">
                <text:p>0.0000130308914774006</text:p>
                <draw:g>
                  <svg:desc>Sheet1.B1:Sheet1.B61</svg:desc>
                </draw:g>
              </table:table-cell>
              <table:table-cell office:value-type="float" office:value="7500">
                <text:p>7500</text:p>
                <draw:g>
                  <svg:desc>Sheet1.N2:Sheet1.N61</svg:desc>
                </draw:g>
              </table:table-cell>
              <table:table-cell office:value-type="float" office:value="3.19889496585876">
                <text:p>3.19889496585876</text:p>
                <draw:g>
                  <svg:desc>Sheet1.O2:Sheet1.O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0.0000744675039381305">
                <text:p>0.0000744675039381305</text:p>
              </table:table-cell>
              <table:table-cell office:value-type="float" office:value="7400">
                <text:p>7400</text:p>
              </table:table-cell>
              <table:table-cell office:value-type="float" office:value="3.43214552154612">
                <text:p>3.432145521546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00">
                <text:p>1700</text:p>
              </table:table-cell>
              <table:table-cell office:value-type="float" office:value="0.00014336131513423">
                <text:p>0.00014336131513423</text:p>
              </table:table-cell>
              <table:table-cell office:value-type="float" office:value="7300">
                <text:p>7300</text:p>
              </table:table-cell>
              <table:table-cell office:value-type="float" office:value="3.40679400611259">
                <text:p>3.406794006112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0">
                <text:p>1800</text:p>
              </table:table-cell>
              <table:table-cell office:value-type="float" office:value="0.012750672278548">
                <text:p>0.012750672278548</text:p>
              </table:table-cell>
              <table:table-cell office:value-type="float" office:value="7200">
                <text:p>7200</text:p>
              </table:table-cell>
              <table:table-cell office:value-type="float" office:value="3.37647877608853">
                <text:p>3.37647877608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00">
                <text:p>1900</text:p>
              </table:table-cell>
              <table:table-cell office:value-type="float" office:value="0.0567374949886173">
                <text:p>0.0567374949886173</text:p>
              </table:table-cell>
              <table:table-cell office:value-type="float" office:value="7100">
                <text:p>7100</text:p>
              </table:table-cell>
              <table:table-cell office:value-type="float" office:value="3.32249160913045">
                <text:p>3.32249160913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120238219003896">
                <text:p>0.120238219003896</text:p>
              </table:table-cell>
              <table:table-cell office:value-type="float" office:value="7000">
                <text:p>7000</text:p>
              </table:table-cell>
              <table:table-cell office:value-type="float" office:value="3.27099467043253">
                <text:p>3.270994670432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00">
                <text:p>2100</text:p>
              </table:table-cell>
              <table:table-cell office:value-type="float" office:value="0.216067335326268">
                <text:p>0.216067335326268</text:p>
              </table:table-cell>
              <table:table-cell office:value-type="float" office:value="6900">
                <text:p>6900</text:p>
              </table:table-cell>
              <table:table-cell office:value-type="float" office:value="3.22031719557154">
                <text:p>3.22031719557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00">
                <text:p>2200</text:p>
              </table:table-cell>
              <table:table-cell office:value-type="float" office:value="0.281737207665466">
                <text:p>0.281737207665466</text:p>
              </table:table-cell>
              <table:table-cell office:value-type="float" office:value="6800">
                <text:p>6800</text:p>
              </table:table-cell>
              <table:table-cell office:value-type="float" office:value="3.17298907988112">
                <text:p>3.172989079881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00">
                <text:p>2300</text:p>
              </table:table-cell>
              <table:table-cell office:value-type="float" office:value="0.354245141491674">
                <text:p>0.354245141491674</text:p>
              </table:table-cell>
              <table:table-cell office:value-type="float" office:value="6700">
                <text:p>6700</text:p>
              </table:table-cell>
              <table:table-cell office:value-type="float" office:value="3.12416190326069">
                <text:p>3.124161903260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00">
                <text:p>2400</text:p>
              </table:table-cell>
              <table:table-cell office:value-type="float" office:value="0.423200669082103">
                <text:p>0.423200669082103</text:p>
              </table:table-cell>
              <table:table-cell office:value-type="float" office:value="6600">
                <text:p>6600</text:p>
              </table:table-cell>
              <table:table-cell office:value-type="float" office:value="3.0761860183697">
                <text:p>3.07618601836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0.504249932056389">
                <text:p>0.504249932056389</text:p>
              </table:table-cell>
              <table:table-cell office:value-type="float" office:value="6500">
                <text:p>6500</text:p>
              </table:table-cell>
              <table:table-cell office:value-type="float" office:value="3.0219845924978">
                <text:p>3.02198459249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00">
                <text:p>2600</text:p>
              </table:table-cell>
              <table:table-cell office:value-type="float" office:value="0.581299587274318">
                <text:p>0.581299587274318</text:p>
              </table:table-cell>
              <table:table-cell office:value-type="float" office:value="6400">
                <text:p>6400</text:p>
              </table:table-cell>
              <table:table-cell office:value-type="float" office:value="2.97102521367094">
                <text:p>2.971025213670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00">
                <text:p>2700</text:p>
              </table:table-cell>
              <table:table-cell office:value-type="float" office:value="0.656412044282414">
                <text:p>0.656412044282414</text:p>
              </table:table-cell>
              <table:table-cell office:value-type="float" office:value="6300">
                <text:p>6300</text:p>
              </table:table-cell>
              <table:table-cell office:value-type="float" office:value="2.91907124532042">
                <text:p>2.919071245320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0">
                <text:p>2800</text:p>
              </table:table-cell>
              <table:table-cell office:value-type="float" office:value="0.743096553229021">
                <text:p>0.743096553229021</text:p>
              </table:table-cell>
              <table:table-cell office:value-type="float" office:value="6200">
                <text:p>6200</text:p>
              </table:table-cell>
              <table:table-cell office:value-type="float" office:value="2.86706883803074">
                <text:p>2.867068838030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00">
                <text:p>2900</text:p>
              </table:table-cell>
              <table:table-cell office:value-type="float" office:value="0.822883629300867">
                <text:p>0.822883629300867</text:p>
              </table:table-cell>
              <table:table-cell office:value-type="float" office:value="6100">
                <text:p>6100</text:p>
              </table:table-cell>
              <table:table-cell office:value-type="float" office:value="2.80511430505737">
                <text:p>2.805114305057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0">
                <text:p>3000</text:p>
              </table:table-cell>
              <table:table-cell office:value-type="float" office:value="0.889996561492413">
                <text:p>0.889996561492413</text:p>
              </table:table-cell>
              <table:table-cell office:value-type="float" office:value="6000">
                <text:p>6000</text:p>
              </table:table-cell>
              <table:table-cell office:value-type="float" office:value="2.74991111864842">
                <text:p>2.749911118648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00">
                <text:p>3100</text:p>
              </table:table-cell>
              <table:table-cell office:value-type="float" office:value="0.965032887665651">
                <text:p>0.965032887665651</text:p>
              </table:table-cell>
              <table:table-cell office:value-type="float" office:value="5900">
                <text:p>5900</text:p>
              </table:table-cell>
              <table:table-cell office:value-type="float" office:value="2.69980993630543">
                <text:p>2.699809936305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00">
                <text:p>3200</text:p>
              </table:table-cell>
              <table:table-cell office:value-type="float" office:value="1.02981897891459">
                <text:p>1.02981897891459</text:p>
              </table:table-cell>
              <table:table-cell office:value-type="float" office:value="5800">
                <text:p>5800</text:p>
              </table:table-cell>
              <table:table-cell office:value-type="float" office:value="2.65182665587177">
                <text:p>2.651826655871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00">
                <text:p>3300</text:p>
              </table:table-cell>
              <table:table-cell office:value-type="float" office:value="1.08467481327321">
                <text:p>1.08467481327321</text:p>
              </table:table-cell>
              <table:table-cell office:value-type="float" office:value="5700">
                <text:p>5700</text:p>
              </table:table-cell>
              <table:table-cell office:value-type="float" office:value="2.59820264350147">
                <text:p>2.598202643501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00">
                <text:p>3400</text:p>
              </table:table-cell>
              <table:table-cell office:value-type="float" office:value="1.14735793725908">
                <text:p>1.14735793725908</text:p>
              </table:table-cell>
              <table:table-cell office:value-type="float" office:value="5600">
                <text:p>5600</text:p>
              </table:table-cell>
              <table:table-cell office:value-type="float" office:value="2.54832007975371">
                <text:p>2.548320079753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00">
                <text:p>3500</text:p>
              </table:table-cell>
              <table:table-cell office:value-type="float" office:value="1.236219742832">
                <text:p>1.236219742832</text:p>
              </table:table-cell>
              <table:table-cell office:value-type="float" office:value="5500">
                <text:p>5500</text:p>
              </table:table-cell>
              <table:table-cell office:value-type="float" office:value="2.50944738895486">
                <text:p>2.50944738895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00">
                <text:p>3600</text:p>
              </table:table-cell>
              <table:table-cell office:value-type="float" office:value="1.2959131329514">
                <text:p>1.2959131329514</text:p>
              </table:table-cell>
              <table:table-cell office:value-type="float" office:value="5400">
                <text:p>5400</text:p>
              </table:table-cell>
              <table:table-cell office:value-type="float" office:value="2.46254298303994">
                <text:p>2.462542983039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00">
                <text:p>3700</text:p>
              </table:table-cell>
              <table:table-cell office:value-type="float" office:value="1.35342360201147">
                <text:p>1.35342360201147</text:p>
              </table:table-cell>
              <table:table-cell office:value-type="float" office:value="5300">
                <text:p>5300</text:p>
              </table:table-cell>
              <table:table-cell office:value-type="float" office:value="2.41744918861615">
                <text:p>2.417449188616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00">
                <text:p>3800</text:p>
              </table:table-cell>
              <table:table-cell office:value-type="float" office:value="1.41894459037644">
                <text:p>1.41894459037644</text:p>
              </table:table-cell>
              <table:table-cell office:value-type="float" office:value="5200">
                <text:p>5200</text:p>
              </table:table-cell>
              <table:table-cell office:value-type="float" office:value="2.37686874192413">
                <text:p>2.376868741924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00">
                <text:p>3900</text:p>
              </table:table-cell>
              <table:table-cell office:value-type="float" office:value="1.47462857597267">
                <text:p>1.47462857597267</text:p>
              </table:table-cell>
              <table:table-cell office:value-type="float" office:value="5100">
                <text:p>5100</text:p>
              </table:table-cell>
              <table:table-cell office:value-type="float" office:value="2.3355802371785">
                <text:p>2.33558023717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00">
                <text:p>4000</text:p>
              </table:table-cell>
              <table:table-cell office:value-type="float" office:value="1.52931244778727">
                <text:p>1.52931244778727</text:p>
              </table:table-cell>
              <table:table-cell office:value-type="float" office:value="5000">
                <text:p>5000</text:p>
              </table:table-cell>
              <table:table-cell office:value-type="float" office:value="2.29346306406713">
                <text:p>2.293463064067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00">
                <text:p>4100</text:p>
              </table:table-cell>
              <table:table-cell office:value-type="float" office:value="1.58376265418566">
                <text:p>1.58376265418566</text:p>
              </table:table-cell>
              <table:table-cell office:value-type="float" office:value="4900">
                <text:p>4900</text:p>
              </table:table-cell>
              <table:table-cell office:value-type="float" office:value="2.25371503083743">
                <text:p>2.253715030837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00">
                <text:p>4200</text:p>
              </table:table-cell>
              <table:table-cell office:value-type="float" office:value="1.63975826057314">
                <text:p>1.63975826057314</text:p>
              </table:table-cell>
              <table:table-cell office:value-type="float" office:value="4800">
                <text:p>4800</text:p>
              </table:table-cell>
              <table:table-cell office:value-type="float" office:value="2.20899096264065">
                <text:p>2.208990962640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00">
                <text:p>4300</text:p>
              </table:table-cell>
              <table:table-cell office:value-type="float" office:value="1.69034063311654">
                <text:p>1.69034063311654</text:p>
              </table:table-cell>
              <table:table-cell office:value-type="float" office:value="4700">
                <text:p>4700</text:p>
              </table:table-cell>
              <table:table-cell office:value-type="float" office:value="2.15653866473915">
                <text:p>2.156538664739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00">
                <text:p>4400</text:p>
              </table:table-cell>
              <table:table-cell office:value-type="float" office:value="1.74829973305095">
                <text:p>1.74829973305095</text:p>
              </table:table-cell>
              <table:table-cell office:value-type="float" office:value="4600">
                <text:p>4600</text:p>
              </table:table-cell>
              <table:table-cell office:value-type="float" office:value="2.11268941299363">
                <text:p>2.112689412993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00">
                <text:p>4500</text:p>
              </table:table-cell>
              <table:table-cell office:value-type="float" office:value="1.79472043868815">
                <text:p>1.79472043868815</text:p>
              </table:table-cell>
              <table:table-cell office:value-type="float" office:value="4500">
                <text:p>4500</text:p>
              </table:table-cell>
              <table:table-cell office:value-type="float" office:value="2.05735554323128">
                <text:p>2.057355543231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00">
                <text:p>4600</text:p>
              </table:table-cell>
              <table:table-cell office:value-type="float" office:value="1.83943512265993">
                <text:p>1.83943512265993</text:p>
              </table:table-cell>
              <table:table-cell office:value-type="float" office:value="4400">
                <text:p>4400</text:p>
              </table:table-cell>
              <table:table-cell office:value-type="float" office:value="2.01913102219418">
                <text:p>2.019131022194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00">
                <text:p>4700</text:p>
              </table:table-cell>
              <table:table-cell office:value-type="float" office:value="1.87964471233736">
                <text:p>1.87964471233736</text:p>
              </table:table-cell>
              <table:table-cell office:value-type="float" office:value="4300">
                <text:p>4300</text:p>
              </table:table-cell>
              <table:table-cell office:value-type="float" office:value="1.96030203498001">
                <text:p>1.96030203498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00">
                <text:p>4800</text:p>
              </table:table-cell>
              <table:table-cell office:value-type="float" office:value="1.9290718894346">
                <text:p>1.9290718894346</text:p>
              </table:table-cell>
              <table:table-cell office:value-type="float" office:value="4200">
                <text:p>4200</text:p>
              </table:table-cell>
              <table:table-cell office:value-type="float" office:value="1.91090326527644">
                <text:p>1.910903265276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00">
                <text:p>4900</text:p>
              </table:table-cell>
              <table:table-cell office:value-type="float" office:value="1.97019540777539">
                <text:p>1.97019540777539</text:p>
              </table:table-cell>
              <table:table-cell office:value-type="float" office:value="4100">
                <text:p>4100</text:p>
              </table:table-cell>
              <table:table-cell office:value-type="float" office:value="1.85089223108927">
                <text:p>1.850892231089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0">
                <text:p>5000</text:p>
              </table:table-cell>
              <table:table-cell office:value-type="float" office:value="2.01365259428927">
                <text:p>2.01365259428927</text:p>
              </table:table-cell>
              <table:table-cell office:value-type="float" office:value="4000">
                <text:p>4000</text:p>
              </table:table-cell>
              <table:table-cell office:value-type="float" office:value="1.79527462614513">
                <text:p>1.795274626145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00">
                <text:p>5100</text:p>
              </table:table-cell>
              <table:table-cell office:value-type="float" office:value="2.04977624398238">
                <text:p>2.04977624398238</text:p>
              </table:table-cell>
              <table:table-cell office:value-type="float" office:value="3900">
                <text:p>3900</text:p>
              </table:table-cell>
              <table:table-cell office:value-type="float" office:value="1.73860320834082">
                <text:p>1.738603208340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00">
                <text:p>5200</text:p>
              </table:table-cell>
              <table:table-cell office:value-type="float" office:value="2.08948743840423">
                <text:p>2.08948743840423</text:p>
              </table:table-cell>
              <table:table-cell office:value-type="float" office:value="3800">
                <text:p>3800</text:p>
              </table:table-cell>
              <table:table-cell office:value-type="float" office:value="1.67810204759014">
                <text:p>1.678102047590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00">
                <text:p>5300</text:p>
              </table:table-cell>
              <table:table-cell office:value-type="float" office:value="2.12207696534934">
                <text:p>2.12207696534934</text:p>
              </table:table-cell>
              <table:table-cell office:value-type="float" office:value="3700">
                <text:p>3700</text:p>
              </table:table-cell>
              <table:table-cell office:value-type="float" office:value="1.62269953719582">
                <text:p>1.622699537195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00">
                <text:p>5400</text:p>
              </table:table-cell>
              <table:table-cell office:value-type="float" office:value="2.19410516607598">
                <text:p>2.19410516607598</text:p>
              </table:table-cell>
              <table:table-cell office:value-type="float" office:value="3600">
                <text:p>3600</text:p>
              </table:table-cell>
              <table:table-cell office:value-type="float" office:value="1.55910615139685">
                <text:p>1.559106151396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00">
                <text:p>5500</text:p>
              </table:table-cell>
              <table:table-cell office:value-type="float" office:value="2.23915080292991">
                <text:p>2.23915080292991</text:p>
              </table:table-cell>
              <table:table-cell office:value-type="float" office:value="3500">
                <text:p>3500</text:p>
              </table:table-cell>
              <table:table-cell office:value-type="float" office:value="1.50318590906491">
                <text:p>1.503185909064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00">
                <text:p>5600</text:p>
              </table:table-cell>
              <table:table-cell office:value-type="float" office:value="2.27944268932261">
                <text:p>2.27944268932261</text:p>
              </table:table-cell>
              <table:table-cell office:value-type="float" office:value="3400">
                <text:p>3400</text:p>
              </table:table-cell>
              <table:table-cell office:value-type="float" office:value="1.43816300619931">
                <text:p>1.438163006199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00">
                <text:p>5700</text:p>
              </table:table-cell>
              <table:table-cell office:value-type="float" office:value="2.3242004515627">
                <text:p>2.3242004515627</text:p>
              </table:table-cell>
              <table:table-cell office:value-type="float" office:value="3300">
                <text:p>3300</text:p>
              </table:table-cell>
              <table:table-cell office:value-type="float" office:value="1.3734714032544">
                <text:p>1.37347140325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00">
                <text:p>5800</text:p>
              </table:table-cell>
              <table:table-cell office:value-type="float" office:value="2.3683757698593">
                <text:p>2.3683757698593</text:p>
              </table:table-cell>
              <table:table-cell office:value-type="float" office:value="3200">
                <text:p>3200</text:p>
              </table:table-cell>
              <table:table-cell office:value-type="float" office:value="1.31201417221596">
                <text:p>1.312014172215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00">
                <text:p>5900</text:p>
              </table:table-cell>
              <table:table-cell office:value-type="float" office:value="2.41824472689071">
                <text:p>2.41824472689071</text:p>
              </table:table-cell>
              <table:table-cell office:value-type="float" office:value="3100">
                <text:p>3100</text:p>
              </table:table-cell>
              <table:table-cell office:value-type="float" office:value="1.24748084396186">
                <text:p>1.247480843961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00">
                <text:p>6000</text:p>
              </table:table-cell>
              <table:table-cell office:value-type="float" office:value="2.46612469300334">
                <text:p>2.46612469300334</text:p>
              </table:table-cell>
              <table:table-cell office:value-type="float" office:value="3000">
                <text:p>3000</text:p>
              </table:table-cell>
              <table:table-cell office:value-type="float" office:value="1.17997189516758">
                <text:p>1.179971895167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00">
                <text:p>6100</text:p>
              </table:table-cell>
              <table:table-cell office:value-type="float" office:value="2.51050865980917">
                <text:p>2.51050865980917</text:p>
              </table:table-cell>
              <table:table-cell office:value-type="float" office:value="2900">
                <text:p>2900</text:p>
              </table:table-cell>
              <table:table-cell office:value-type="float" office:value="1.1028531963985">
                <text:p>1.10285319639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00">
                <text:p>6200</text:p>
              </table:table-cell>
              <table:table-cell office:value-type="float" office:value="2.56851008393384">
                <text:p>2.56851008393384</text:p>
              </table:table-cell>
              <table:table-cell office:value-type="float" office:value="2800">
                <text:p>2800</text:p>
              </table:table-cell>
              <table:table-cell office:value-type="float" office:value="1.0256009286403">
                <text:p>1.02560092864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00">
                <text:p>6300</text:p>
              </table:table-cell>
              <table:table-cell office:value-type="float" office:value="2.61760155033562">
                <text:p>2.61760155033562</text:p>
              </table:table-cell>
              <table:table-cell office:value-type="float" office:value="2700">
                <text:p>2700</text:p>
              </table:table-cell>
              <table:table-cell office:value-type="float" office:value="0.932707314977378">
                <text:p>0.9327073149773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00">
                <text:p>6400</text:p>
              </table:table-cell>
              <table:table-cell office:value-type="float" office:value="2.65736414193565">
                <text:p>2.65736414193565</text:p>
              </table:table-cell>
              <table:table-cell office:value-type="float" office:value="2600">
                <text:p>2600</text:p>
              </table:table-cell>
              <table:table-cell office:value-type="float" office:value="0.854360327617045">
                <text:p>0.8543603276170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00">
                <text:p>6500</text:p>
              </table:table-cell>
              <table:table-cell office:value-type="float" office:value="2.70461060627721">
                <text:p>2.70461060627721</text:p>
              </table:table-cell>
              <table:table-cell office:value-type="float" office:value="2500">
                <text:p>2500</text:p>
              </table:table-cell>
              <table:table-cell office:value-type="float" office:value="0.778018896683562">
                <text:p>0.7780188966835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00">
                <text:p>6600</text:p>
              </table:table-cell>
              <table:table-cell office:value-type="float" office:value="2.74427682536023">
                <text:p>2.74427682536023</text:p>
              </table:table-cell>
              <table:table-cell office:value-type="float" office:value="2400">
                <text:p>2400</text:p>
              </table:table-cell>
              <table:table-cell office:value-type="float" office:value="0.68555827589532">
                <text:p>0.685558275895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00">
                <text:p>6700</text:p>
              </table:table-cell>
              <table:table-cell office:value-type="float" office:value="2.78855878985977">
                <text:p>2.78855878985977</text:p>
              </table:table-cell>
              <table:table-cell office:value-type="float" office:value="2300">
                <text:p>2300</text:p>
              </table:table-cell>
              <table:table-cell office:value-type="float" office:value="0.624412673828636">
                <text:p>0.6244126738286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00">
                <text:p>6800</text:p>
              </table:table-cell>
              <table:table-cell office:value-type="float" office:value="2.82491388732067">
                <text:p>2.82491388732067</text:p>
              </table:table-cell>
              <table:table-cell office:value-type="float" office:value="2200">
                <text:p>2200</text:p>
              </table:table-cell>
              <table:table-cell office:value-type="float" office:value="0.549557709275185">
                <text:p>0.5495577092751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00">
                <text:p>6900</text:p>
              </table:table-cell>
              <table:table-cell office:value-type="float" office:value="2.86194986614742">
                <text:p>2.86194986614742</text:p>
              </table:table-cell>
              <table:table-cell office:value-type="float" office:value="2100">
                <text:p>2100</text:p>
              </table:table-cell>
              <table:table-cell office:value-type="float" office:value="0.477480150671131">
                <text:p>0.4774801506711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00">
                <text:p>7000</text:p>
              </table:table-cell>
              <table:table-cell office:value-type="float" office:value="2.89851691910372">
                <text:p>2.89851691910372</text:p>
              </table:table-cell>
              <table:table-cell office:value-type="float" office:value="2000">
                <text:p>2000</text:p>
              </table:table-cell>
              <table:table-cell office:value-type="float" office:value="0.406821432939689">
                <text:p>0.4068214329396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00">
                <text:p>7100</text:p>
              </table:table-cell>
              <table:table-cell office:value-type="float" office:value="2.9365075473579">
                <text:p>2.9365075473579</text:p>
              </table:table-cell>
              <table:table-cell office:value-type="float" office:value="1900">
                <text:p>1900</text:p>
              </table:table-cell>
              <table:table-cell office:value-type="float" office:value="0.337706069206534">
                <text:p>0.3377060692065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200">
                <text:p>7200</text:p>
              </table:table-cell>
              <table:table-cell office:value-type="float" office:value="2.96635912053086">
                <text:p>2.96635912053086</text:p>
              </table:table-cell>
              <table:table-cell office:value-type="float" office:value="1800">
                <text:p>1800</text:p>
              </table:table-cell>
              <table:table-cell office:value-type="float" office:value="0.281360786779404">
                <text:p>0.2813607867794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300">
                <text:p>7300</text:p>
              </table:table-cell>
              <table:table-cell office:value-type="float" office:value="2.98827569492962">
                <text:p>2.98827569492962</text:p>
              </table:table-cell>
              <table:table-cell office:value-type="float" office:value="1700">
                <text:p>1700</text:p>
              </table:table-cell>
              <table:table-cell office:value-type="float" office:value="0.263593230582477">
                <text:p>0.2635932305824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00">
                <text:p>7400</text:p>
              </table:table-cell>
              <table:table-cell office:value-type="float" office:value="2.99934895343342">
                <text:p>2.99934895343342</text:p>
              </table:table-cell>
              <table:table-cell office:value-type="float" office:value="1600">
                <text:p>1600</text:p>
              </table:table-cell>
              <table:table-cell office:value-type="float" office:value="0.262779455888074">
                <text:p>0.2627794558880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00">
                <text:p>7500</text:p>
              </table:table-cell>
              <table:table-cell office:value-type="float" office:value="3.00673483698015">
                <text:p>3.00673483698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